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3cbf4" officeooo:paragraph-rsid="0023cb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12:58:36.831000000</meta:creation-date>
    <dc:date>2023-10-22T10:34:09.097000000</dc:date>
    <meta:editing-duration>PT14H44M10S</meta:editing-duration>
    <meta:editing-cycles>1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